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izeOperation.apply( WritableRaster imag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ResizeOperation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izeOperation.setup( Parameters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izeOperation.getKe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